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Travelling and Holidays</text:span></text:h>
      <text:h text:style-name="Heading_20_4" text:outline-level="4"><text:span text:style-name="Strong_20_Emphasis">1. Importance of Traveling</text:span></text:h>
      <text:list text:style-name="L1">
        <text:list-item>
          <text:p text:style-name="P1"><text:span text:style-name="Strong_20_Emphasis">Broadening Horizons:</text:span> Traveling exposes individuals to new cultures, traditions, languages, and perspectives, fostering personal growth and understanding. </text:p>
        </text:list-item>
        <text:list-item>
          <text:p text:style-name="P1"><text:span text:style-name="Strong_20_Emphasis">Education and Learning:</text:span> Traveling provides hands-on learning experiences about history, geography, art, architecture, and local customs. </text:p>
        </text:list-item>
        <text:list-item>
          <text:p text:style-name="P1"><text:span text:style-name="Strong_20_Emphasis">Relaxation and Rejuvenation:</text:span> Many people travel to escape daily routines, reduce stress, and recharge, promoting mental and physical health. </text:p>
        </text:list-item>
        <text:list-item>
          <text:p text:style-name="P2"><text:span text:style-name="Strong_20_Emphasis">Building Connections:</text:span> Traveling allows people to meet new people, form friendships, and create memories that last a lifetime. </text:p>
        </text:list-item>
      </text:list>
      <text:h text:style-name="Heading_20_4" text:outline-level="4"><text:span text:style-name="Strong_20_Emphasis">2. Types of Travel</text:span></text:h>
      <text:list text:style-name="L2">
        <text:list-item>
          <text:p text:style-name="P3"><text:span text:style-name="Strong_20_Emphasis">Leisure Travel:</text:span> Traveling for relaxation, entertainment, and exploration, such as beach vacations, city tours, or cultural experiences. </text:p>
        </text:list-item>
        <text:list-item>
          <text:p text:style-name="P3"><text:span text:style-name="Strong_20_Emphasis">Business Travel:</text:span> Traveling for work-related purposes, including meetings, conferences, and corporate events. </text:p>
        </text:list-item>
        <text:list-item>
          <text:p text:style-name="P3"><text:span text:style-name="Strong_20_Emphasis">Adventure Travel:</text:span> Focused on thrilling activities like hiking, mountain climbing, scuba diving, or safari trips, often in remote or challenging locations. </text:p>
        </text:list-item>
        <text:list-item>
          <text:p text:style-name="P3"><text:span text:style-name="Strong_20_Emphasis">Cultural Travel:</text:span> Involves visiting locations known for their history, art, or heritage, such as museums, historical sites, or festivals. </text:p>
        </text:list-item>
        <text:list-item>
          <text:p text:style-name="P4"><text:span text:style-name="Strong_20_Emphasis">Eco-Tourism:</text:span> Travel that focuses on environmental sustainability, minimizing the negative impact on nature while enjoying natural wonders. </text:p>
        </text:list-item>
      </text:list>
      <text:h text:style-name="Heading_20_4" text:outline-level="4"><text:span text:style-name="Strong_20_Emphasis">3. Popular Travel Destinations</text:span></text:h>
      <text:list text:style-name="L3">
        <text:list-item>
          <text:p text:style-name="P5"><text:span text:style-name="Strong_20_Emphasis">Europe:</text:span> Known for its rich history, art, architecture, and diverse cultures. Popular destinations include Paris (France), Rome (Italy), Barcelona (Spain), and London (UK). </text:p>
        </text:list-item>
        <text:list-item>
          <text:p text:style-name="P5"><text:span text:style-name="Strong_20_Emphasis">Asia:</text:span> Famous for its ancient traditions, temples, beaches, and modern cities. Notable destinations include Tokyo (Japan), Bali (Indonesia), and Bangkok (Thailand). </text:p>
        </text:list-item>
        <text:list-item>
          <text:p text:style-name="P5"><text:span text:style-name="Strong_20_Emphasis">North America:</text:span> Offers a range of travel experiences from the beaches of the Caribbean to the bustling cities of New York and Los Angeles. Canada, Mexico, and the USA are popular choices. </text:p>
        </text:list-item>
        <text:list-item>
          <text:p text:style-name="P5"><text:span text:style-name="Strong_20_Emphasis">Australia &amp; Oceania:</text:span> Known for its natural beauty, wildlife, and beaches, with destinations like Sydney (Australia), New Zealand, and the Great Barrier Reef. </text:p>
        </text:list-item>
        <text:list-item>
          <text:p text:style-name="P6"><text:span text:style-name="Strong_20_Emphasis">Africa:</text:span> Famous for safaris, wildlife, and ancient monuments. Popular places include Cape Town (South Africa), Marrakech (Morocco), and Egypt’s pyramids. </text:p>
        </text:list-item>
      </text:list>
      <text:h text:style-name="Heading_20_4" text:outline-level="4"><text:span text:style-name="Strong_20_Emphasis">4. Modes of Transportation</text:span></text:h>
      <text:list text:style-name="L4">
        <text:list-item>
          <text:p text:style-name="P7"><text:span text:style-name="Strong_20_Emphasis">Air Travel:</text:span> The fastest mode of travel for long distances, with airplanes being essential for international and intercontinental journeys. </text:p>
        </text:list-item>
        <text:list-item>
          <text:p text:style-name="P7"><text:span text:style-name="Strong_20_Emphasis">Train Travel:</text:span> Common in Europe, Japan, and parts of Asia, offering scenic views and comfort for medium to long-distance travel. </text:p>
        </text:list-item>
        <text:list-item>
          <text:p text:style-name="P7"><text:soft-page-break/><text:span text:style-name="Strong_20_Emphasis">Car Travel:</text:span> Ideal for road trips, allowing flexibility and freedom to explore rural areas and off-the-beaten-path destinations. </text:p>
        </text:list-item>
        <text:list-item>
          <text:p text:style-name="P7"><text:span text:style-name="Strong_20_Emphasis">Cruises:</text:span> Popular for exploring coastal regions, islands, and exotic destinations with luxury accommodations and activities on board. </text:p>
        </text:list-item>
        <text:list-item>
          <text:p text:style-name="P8"><text:span text:style-name="Strong_20_Emphasis">Public Transport:</text:span> In many cities, buses, subways, and trams provide affordable and convenient options for exploring urban areas. </text:p>
        </text:list-item>
      </text:list>
      <text:h text:style-name="Heading_20_4" text:outline-level="4"><text:span text:style-name="Strong_20_Emphasis">5. Holidays Around the World</text:span></text:h>
      <text:list text:style-name="L5">
        <text:list-item>
          <text:p text:style-name="P9"><text:span text:style-name="Strong_20_Emphasis">National Holidays:</text:span> Most countries have national holidays that celebrate significant events or figures. Examples include Independence Day (USA), Bastille Day (France), and Republic Day (India). </text:p>
        </text:list-item>
        <text:list-item>
          <text:p text:style-name="P9"><text:span text:style-name="Strong_20_Emphasis">Religious Holidays:</text:span> Holidays such as Christmas, Easter (Christianity), Eid al-Fitr (Islam), Diwali (Hinduism), and Hanukkah (Judaism) are widely celebrated. </text:p>
        </text:list-item>
        <text:list-item>
          <text:p text:style-name="P9"><text:span text:style-name="Strong_20_Emphasis">Seasonal Holidays:</text:span> These include summer and winter holidays, like Christmas holidays, summer vacations, or spring break. </text:p>
        </text:list-item>
        <text:list-item>
          <text:p text:style-name="P10"><text:span text:style-name="Strong_20_Emphasis">Public Celebrations and Festivals:</text:span> Many countries have specific holidays centered around local festivals, such as the Carnival in Brazil, Oktoberfest in Germany, and Mardi Gras in New Orleans. </text:p>
        </text:list-item>
      </text:list>
      <text:h text:style-name="Heading_20_4" text:outline-level="4"><text:span text:style-name="Strong_20_Emphasis">6. Preparing for Travel</text:span></text:h>
      <text:list text:style-name="L6">
        <text:list-item>
          <text:p text:style-name="P11"><text:span text:style-name="Strong_20_Emphasis">Booking Accommodations:</text:span> Choose between hotels, hostels, resorts, or vacation rentals (e.g., Airbnb) based on budget and preferences. </text:p>
        </text:list-item>
        <text:list-item>
          <text:p text:style-name="P11"><text:span text:style-name="Strong_20_Emphasis">Planning Itinerary:</text:span> Research destinations, attractions, local activities, and cultural practices before traveling. Itinerary planning helps maximize the travel experience. </text:p>
        </text:list-item>
        <text:list-item>
          <text:p text:style-name="P11"><text:span text:style-name="Strong_20_Emphasis">Travel Insurance:</text:span> A precautionary measure to cover health issues, cancellations, lost luggage, or other unexpected situations. </text:p>
        </text:list-item>
        <text:list-item>
          <text:p text:style-name="P12"><text:span text:style-name="Strong_20_Emphasis">Packing:</text:span> Ensuring you have the necessary clothing, travel documents, medications, and accessories for your trip. Packing light can also make travel more convenient. </text:p>
        </text:list-item>
      </text:list>
      <text:h text:style-name="Heading_20_4" text:outline-level="4"><text:span text:style-name="Strong_20_Emphasis">7. Challenges of Traveling</text:span></text:h>
      <text:list text:style-name="L7">
        <text:list-item>
          <text:p text:style-name="P13"><text:span text:style-name="Strong_20_Emphasis">Language Barriers:</text:span> Communication can be difficult when traveling to places where a different language is spoken. Learning a few key phrases can help. </text:p>
        </text:list-item>
        <text:list-item>
          <text:p text:style-name="P13"><text:span text:style-name="Strong_20_Emphasis">Cultural Differences:</text:span> Different customs and behaviors can create confusion or discomfort if not properly understood or respected. </text:p>
        </text:list-item>
        <text:list-item>
          <text:p text:style-name="P13"><text:span text:style-name="Strong_20_Emphasis">Travel Fatigue:</text:span> Long flights, jet lag, or extensive itineraries can lead to exhaustion, which may affect the enjoyment of the trip. </text:p>
        </text:list-item>
        <text:list-item>
          <text:p text:style-name="P13"><text:span text:style-name="Strong_20_Emphasis">Safety Concerns:</text:span> Traveling in unfamiliar places can present safety risks, so it's important to research areas of concern, avoid risky areas, and keep valuables secure. </text:p>
        </text:list-item>
        <text:list-item>
          <text:p text:style-name="P14"><text:span text:style-name="Strong_20_Emphasis">Budgeting:</text:span> Traveling can be expensive, so careful budgeting and seeking cost-effective options for accommodations, food, and activities are important. </text:p>
        </text:list-item>
      </text:list>
      <text:h text:style-name="Heading_20_4" text:outline-level="4"><text:soft-page-break/><text:span text:style-name="Strong_20_Emphasis">8. Sustainable Travel</text:span></text:h>
      <text:list text:style-name="L8">
        <text:list-item>
          <text:p text:style-name="P15"><text:span text:style-name="Strong_20_Emphasis">Eco-Friendly Practices:</text:span> Choosing environmentally responsible travel options, such as using public transport, staying at eco-conscious hotels, and reducing waste. </text:p>
        </text:list-item>
        <text:list-item>
          <text:p text:style-name="P15"><text:span text:style-name="Strong_20_Emphasis">Support Local Communities:</text:span> Opting for local guides, staying in locally owned accommodations, and eating at small family-run restaurants helps boost the local economy. </text:p>
        </text:list-item>
        <text:list-item>
          <text:p text:style-name="P16"><text:span text:style-name="Strong_20_Emphasis">Wildlife Conservation:</text:span> Participating in ethical wildlife experiences, such as responsible safaris, and avoiding activities that exploit animals. </text:p>
        </text:list-item>
      </text:list>
      <text:h text:style-name="Heading_20_4" text:outline-level="4"><text:span text:style-name="Strong_20_Emphasis">9. Future of Travel</text:span></text:h>
      <text:list text:style-name="L9">
        <text:list-item>
          <text:p text:style-name="P17"><text:span text:style-name="Strong_20_Emphasis">Technology Integration:</text:span> Virtual tours, augmented reality (AR), and artificial intelligence (AI) will play larger roles in trip planning, navigation, and personalized experiences. </text:p>
        </text:list-item>
        <text:list-item>
          <text:p text:style-name="P17"><text:span text:style-name="Strong_20_Emphasis">Sustainable Tourism Growth:</text:span> As eco-awareness increases, there will be more focus on reducing the carbon footprint of travel and promoting sustainable tourism practices. </text:p>
        </text:list-item>
        <text:list-item>
          <text:p text:style-name="P18"><text:span text:style-name="Strong_20_Emphasis">Space Travel:</text:span> As technology advances, space tourism is becoming a reality with companies like SpaceX and Blue Origin offering the possibility of traveling beyond Earth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19:19.626951300</meta:creation-date>
    <dc:date>2025-03-18T20:20:19.736139800</dc:date>
    <meta:editing-duration>PT1M</meta:editing-duration>
    <meta:editing-cycles>1</meta:editing-cycles>
    <meta:document-statistic meta:table-count="0" meta:image-count="0" meta:object-count="0" meta:page-count="3" meta:paragraph-count="48" meta:word-count="840" meta:character-count="5985" meta:non-whitespace-character-count="5194"/>
    <meta:generator>LibreOffice/25.2.1.2$Windows_X86_64 LibreOffice_project/d3abf4aee5fd705e4a92bba33a32f40bc4e56f49</meta:generator>
  </office:meta>
</office:document-meta>
</file>